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4.9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rticip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name_cs</text:p>
          </table:table-cell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Rakousko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álie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gie</text:p>
          </table:table-cell>
        </table:table-row>
        <table:table-row table:style-name="ro1">
          <table:table-cell office:value-type="string" calcext:value-type="string">
            <text:p>BGR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harsko</text:p>
          </table:table-cell>
        </table:table-row>
        <table:table-row table:style-name="ro1">
          <table:table-cell office:value-type="string" calcext:value-type="string">
            <text:p>BLR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ělorusko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Kanada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Švýcarsko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Čína</text:p>
          </table:table-cell>
        </table:table-row>
        <table:table-row table:style-name="ro1">
          <table:table-cell table:number-columns-repeated="2" office:value-type="string" calcext:value-type="string">
            <text:p>CIS</text:p>
          </table:table-cell>
          <table:table-cell office:value-type="string" calcext:value-type="string">
            <text:p>SNS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Československo</text:p>
          </table:table-cell>
        </table:table-row>
        <table:table-row table:style-name="ro1">
          <table:table-cell office:value-type="string" calcext:value-type="string">
            <text:p>CZE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string" calcext:value-type="string">
            <text:p>East Germany</text:p>
          </table:table-cell>
          <table:table-cell office:value-type="string" calcext:value-type="string">
            <text:p>Východní Německo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ksko</text:p>
          </table:table-cell>
        </table:table-row>
        <table:table-row table:style-name="ro1">
          <table:table-cell office:value-type="string" calcext:value-type="string">
            <text:p>DEU</text:p>
          </table:table-cell>
          <table:table-cell office:value-type="string" calcext:value-type="string">
            <text:p>Germany/West Germany</text:p>
          </table:table-cell>
          <table:table-cell office:value-type="string" calcext:value-type="string">
            <text:p>Německo/Západní Německo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onsko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sko</text:p>
          </table:table-cell>
        </table:table-row>
        <table:table-row table:style-name="ro1">
          <table:table-cell office:value-type="string" calcext:value-type="string">
            <text:p>FR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</table:table-row>
        <table:table-row table:style-name="ro1">
          <table:table-cell office:value-type="string" calcext:value-type="string">
            <text:p>GBR</text:p>
          </table:table-cell>
          <table:table-cell office:value-type="string" calcext:value-type="string">
            <text:p>Great Britain</text:p>
          </table:table-cell>
          <table:table-cell office:value-type="string" calcext:value-type="string">
            <text:p>Velká Británie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Řecko</text:p>
          </table:table-cell>
        </table:table-row>
        <table:table-row table:style-name="ro1">
          <table:table-cell office:value-type="string" calcext:value-type="string">
            <text:p>HKG</text:p>
          </table:table-cell>
          <table:table-cell table:number-columns-repeated="2" office:value-type="string" calcext:value-type="string">
            <text:p>Hong Kong</text:p>
          </table:table-cell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orvatsko</text:p>
          </table:table-cell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Maďarsko</text:p>
          </table:table-cell>
        </table:table-row>
        <table:table-row table:style-name="ro1">
          <table:table-cell office:value-type="string" calcext:value-type="string">
            <text:p>ISR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zrael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álie</text:p>
          </table:table-cell>
        </table:table-row>
        <table:table-row table:style-name="ro1">
          <table:table-cell office:value-type="string" calcext:value-type="string">
            <text:p>JP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ponsko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azachstán</text:p>
          </table:table-cell>
        </table:table-row>
        <table:table-row table:style-name="ro1">
          <table:table-cell office:value-type="string" calcext:value-type="string">
            <text:p>KO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Jižní Korea</text:p>
          </table:table-cell>
        </table:table-row>
        <table:table-row table:style-name="ro1">
          <table:table-cell office:value-type="string" calcext:value-type="string">
            <text:p>LTU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itva</text:p>
          </table:table-cell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cembursko</text:p>
          </table:table-cell>
        </table:table-row>
        <table:table-row table:style-name="ro1">
          <table:table-cell office:value-type="string" calcext:value-type="string">
            <text:p>LV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otyšsko</text:p>
          </table:table-cell>
        </table:table-row>
        <table:table-row table:style-name="ro1">
          <table:table-cell office:value-type="string" calcext:value-type="string">
            <text:p>NL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izozemsko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</table:table-row>
        <table:table-row table:style-name="ro1">
          <table:table-cell office:value-type="string" calcext:value-type="string">
            <text:p>NZL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ový Zéland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Severní Korea</text:p>
          </table:table-cell>
        </table:table-row>
        <table:table-row table:style-name="ro1">
          <table:table-cell office:value-type="string" calcext:value-type="string">
            <text:p>RO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umunsko</text:p>
          </table:table-cell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ovětský svaz</text:p>
          </table:table-cell>
        </table:table-row>
        <table:table-row table:style-name="ro1">
          <table:table-cell office:value-type="string" calcext:value-type="string">
            <text:p>SV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</table:table-row>
        <table:table-row table:style-name="ro1">
          <table:table-cell office:value-type="string" calcext:value-type="string">
            <text:p>SV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insko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ecko</text:p>
          </table:table-cell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ajina</text:p>
          </table:table-cell>
        </table:table-row>
        <table:table-row table:style-name="ro1">
          <table:table-cell table:number-columns-repeated="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YUG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Jugoslávie</text:p>
          </table:table-cell>
        </table:table-row>
        <table:table-row table:style-name="ro1">
          <table:table-cell office:value-type="string" calcext:value-type="string">
            <text:p>ZAF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Jižní Afrika</text:p>
          </table:table-cell>
        </table:table-row>
      </table:table>
      <table:table table:name="1920_S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L</text:p>
          </table:table-cell>
        </table:table-row>
      </table:table>
      <table:table table:name="192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</table:table>
      <table:table table:name="192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</table:table>
      <table:table table:name="193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L</text:p>
          </table:table-cell>
        </table:table-row>
      </table:table>
      <table:table table:name="193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</table:table>
      <table:table table:name="193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</text:p>
          </table:table-cell>
        </table:table-row>
      </table:table>
      <table:table table:name="1933_WC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CK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</table:table>
      <table:table table:name="193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</table:table>
      <table:table table:name="193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</table:table>
      <table:table table:name="193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</table:table>
      <table:table table:name="193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</table:table>
      <table:table table:name="193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4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L</text:p>
          </table:table-cell>
        </table:table-row>
      </table:table>
      <table:table table:name="194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</table:table>
      <table:table table:name="194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NK</text:p>
          </table:table-cell>
        </table:table-row>
      </table:table>
      <table:table table:name="195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</table:table>
      <table:table table:name="195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</table:table>
      <table:table table:name="195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RA</text:p>
          </table:table-cell>
        </table:table-row>
      </table:table>
      <table:table table:name="195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</table:table>
      <table:table table:name="195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</table:table>
      <table:table table:name="195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L</text:p>
          </table:table-cell>
        </table:table-row>
      </table:table>
      <table:table table:name="1956_WOG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0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  <table:table-cell office:value-type="float" office:value="13" calcext:value-type="float">
            <text:p>13</text:p>
          </table:table-cell>
          <table:table-cell office:value-type="string" calcext:value-type="string">
            <text:p>BEL</text:p>
          </table:table-cell>
        </table:table-row>
      </table:table>
      <table:table table:name="195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</table:table>
      <table:table table:name="195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</table:table>
      <table:table table:name="195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</table:table>
      <table:table table:name="196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</text:p>
          </table:table-cell>
        </table:table-row>
      </table:table>
      <table:table table:name="196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EL</text:p>
          </table:table-cell>
        </table:table-row>
      </table:table>
      <table:table table:name="196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N</text:p>
          </table:table-cell>
        </table:table-row>
      </table:table>
      <table:table table:name="196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6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</table:table>
      <table:table table:name="196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</table:table>
      <table:table table:name="196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F</text:p>
          </table:table-cell>
        </table:table-row>
      </table:table>
      <table:table table:name="196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LD</text:p>
          </table:table-cell>
        </table:table-row>
      </table:table>
      <table:table table:name="196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RA</text:p>
          </table:table-cell>
        </table:table-row>
      </table:table>
      <table:table table:name="196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</table:table>
      <table:table table:name="197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</text:p>
          </table:table-cell>
        </table:table-row>
      </table:table>
      <table:table table:name="197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</table:table>
      <table:table table:name="197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LD</text:p>
          </table:table-cell>
        </table:table-row>
      </table:table>
      <table:table table:name="197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BR</text:p>
          </table:table-cell>
        </table:table-row>
      </table:table>
      <table:table table:name="197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</table:table>
      <table:table table:name="197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</text:p>
          </table:table-cell>
        </table:table-row>
      </table:table>
      <table:table table:name="1976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GR</text:p>
          </table:table-cell>
        </table:table-row>
      </table:table>
      <table:table table:name="197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</table:table>
      <table:table table:name="197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78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</table:table>
      <table:table table:name="197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0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N</text:p>
          </table:table-cell>
        </table:table-row>
      </table:table>
      <table:table table:name="1980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BR</text:p>
          </table:table-cell>
        </table:table-row>
      </table:table>
      <table:table table:name="198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</table:table>
      <table:table table:name="198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K</text:p>
          </table:table-cell>
        </table:table-row>
      </table:table>
      <table:table table:name="1984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4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N</text:p>
          </table:table-cell>
        </table:table-row>
      </table:table>
      <table:table table:name="198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</table:table>
      <table:table table:name="1986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US</text:p>
          </table:table-cell>
        </table:table-row>
      </table:table>
      <table:table table:name="1987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KG</text:p>
          </table:table-cell>
        </table:table-row>
      </table:table>
      <table:table table:name="1988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R</text:p>
          </table:table-cell>
        </table:table-row>
      </table:table>
      <table:table table:name="1988_TT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</text:p>
          </table:table-cell>
        </table:table-row>
      </table:table>
      <table:table table:name="1989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ZL</text:p>
          </table:table-cell>
        </table:table-row>
      </table:table>
      <table:table table:name="1990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D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P</text:p>
          </table:table-cell>
        </table:table-row>
      </table:table>
      <table:table table:name="1991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</table:table>
      <table:table table:name="1992_WO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</text:p>
          </table:table-cell>
        </table:table-row>
      </table:table>
      <table:table table:name="1992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S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ÄU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R</text:p>
          </table:table-cell>
        </table:table-row>
      </table:table>
      <table:table table:name="1993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TU</text:p>
          </table:table-cell>
        </table:table-row>
      </table:table>
      <table:table table:name="1994_WOG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  <table:table-cell table:number-columns-repeated="11"/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VK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U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SA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A</text:p>
          </table:table-cell>
          <table:table-cell table:number-columns-repeated="1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T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VA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L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N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BR</text:p>
          </table:table-cell>
          <table:table-cell table:number-columns-repeated="13"/>
        </table:table-row>
      </table:table>
      <table:table table:name="1994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R</text:p>
          </table:table-cell>
        </table:table-row>
      </table:table>
      <table:table table:name="1995_W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lacement</text:p>
          </table:table-cell>
          <table:table-cell office:value-type="string" calcext:value-type="string">
            <text:p>particip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U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R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Z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6T22:57:16.425000000</meta:creation-date>
    <dc:date>2024-01-08T22:18:22.107000000</dc:date>
    <meta:editing-duration>PT3H59M27S</meta:editing-duration>
    <meta:editing-cycles>68</meta:editing-cycles>
    <meta:generator>LibreOffice/7.5.2.2$Windows_X86_64 LibreOffice_project/53bb9681a964705cf672590721dbc85eb4d0c3a2</meta:generator>
    <meta:document-statistic meta:table-count="70" meta:cell-count="2686" meta:object-count="0"/>
  </office:meta>
</office:document-meta>
</file>